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17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0.7492in"/>
    </style:style>
    <style:style style:name="co5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4" office:value-type="string" calcext:value-type="string" table:number-columns-spanned="5" table:number-rows-spanned="1">
            <text:p>Destinations / Consumers</text:p>
          </table:table-cell>
          <table:covered-table-cell table:number-columns-repeated="4" table:style-name="ce1"/>
          <table:table-cell table:style-name="ce22" table:number-columns-repeated="1013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3" office:value-type="string" calcext:value-type="string">
            <text:p>item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3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ColumnGroup</text:p>
          </table:table-cell>
          <table:table-cell table:style-name="ce5" office:value-type="string" calcext:value-type="string">
            <text:p>7 – TableRow</text:p>
          </table:table-cell>
          <table:table-cell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6 – ColumnGroup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ColumnWidthsContext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4 – ResizingContainer</text:p>
          </table:table-cell>
          <table:table-cell table:style-name="ce5" office:value-type="string" calcext:value-type="string">
            <text:p>6 – ColumnGroup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office:value-type="string" calcext:value-type="string">
            <text:p>6 – SelectionRect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electionRectContext</text:p>
          </table:table-cell>
          <table:table-cell office:value-type="string" calcext:value-type="string">
            <text:p>object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5" office:value-type="string" calcext:value-type="string">
            <text:p>6 – SelectionRect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CursorClas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ToPo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Placeholder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sSelect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ad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6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table:table-column table:style-name="co4" table:default-cell-style-name="ce31"/>
        <table:table-column table:style-name="co5" table:number-columns-repeated="7" table:default-cell-style-name="ce31"/>
        <table:table-column table:style-name="co3" table:number-columns-repeated="56" table:default-cell-style-name="ce31"/>
        <table:table-column table:style-name="co3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1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3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3" draw:style-name="gr1" draw:text-style-name="P1" svg:x1="1.0472in" svg:y1="0.7591in" svg:x2="2.3933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5" draw:style-name="gr2" draw:text-style-name="P1" svg:x1="2.2417in" svg:y1="0.7642in" svg:x2="0.8988in" svg:y2="1.2134in">
              <text:p/>
            </draw:line>
          </table:table-cell>
          <table:table-cell table:style-name="ce69" office:value-type="string" calcext:value-type="string">
            <text:p>ScrollingContainer</text:p>
            <text:p>(Drag selection)</text:p>
            <draw:line table:end-cell-address="Tree.E4" table:end-x="0.6886in" table:end-y="0.2386in" draw:z-index="14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45in" table:end-y="0.2602in" draw:z-index="11" draw:style-name="gr3" draw:text-style-name="P1" svg:x1="0.7949in" svg:y1="0.7394in" svg:x2="0.7949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12" draw:style-name="gr1" draw:text-style-name="P1" svg:x1="3.8315in" svg:y1="0.7736in" svg:x2="0.9488in" svg:y2="1.2327in">
              <text:p/>
            </draw:line>
          </table:table-cell>
          <table:table-cell table:style-name="ce32"/>
          <table:table-cell table:style-name="ce30" office:value-type="string" calcext:value-type="string">
            <text:p>ResizingContainer</text:p>
            <text:p>(Column resizing)</text:p>
            <draw:line table:end-cell-address="Tree.G5" table:end-x="0.6453in" table:end-y="0.2591in" draw:z-index="4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5" draw:style-name="gr1" draw:text-style-name="P1" svg:x1="2.2748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6" draw:style-name="gr1" draw:text-style-name="P1" svg:x1="0.9244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559in" table:end-y="0.2705in" draw:z-index="0" draw:style-name="gr1" draw:text-style-name="P1" svg:x1="2.2984in" svg:y1="0.7291in" svg:x2="0.9504in" svg:y2="1.2496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587in" table:end-y="0.2705in" draw:z-index="2" draw:style-name="gr3" draw:text-style-name="P1" svg:x1="0.9476in" svg:y1="0.7291in" svg:x2="2.3008in" svg:y2="1.2496in">
              <text:p/>
            </draw:line>
            <draw:line table:end-cell-address="Tree.G6" table:end-x="0.802in" table:end-y="0.2394in" draw:z-index="10" draw:style-name="gr3" draw:text-style-name="P1" svg:x1="0.802in" svg:y1="0.7185in" svg:x2="0.802in" svg:y2="1.2185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30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9" draw:style-name="gr1" draw:text-style-name="P1" svg:x1="0.8122in" svg:y1="0.7185in" svg:x2="0.8122in" svg:y2="1.2213in">
              <text:p/>
            </draw:line>
          </table:table-cell>
          <table:table-cell table:style-name="ce32"/>
          <table:table-cell table:style-name="ce38" office:value-type="string" calcext:value-type="string">
            <text:p>SelectionRect</text:p>
          </table:table-cell>
          <table:table-cell table:style-name="ce30" office:value-type="string" calcext:value-type="string">
            <text:p>ColumnGroup</text:p>
          </table:table-cell>
          <table:table-cell table:style-name="ce68" office:value-type="string" calcext:value-type="string">
            <text:p>TableBody</text:p>
            <draw:line table:end-cell-address="Tree.H7" table:end-x="0.7945in" table:end-y="0.2425in" draw:z-index="8" draw:style-name="gr1" draw:text-style-name="P1" svg:x1="0.7949in" svg:y1="0.7185in" svg:x2="0.7949in" svg:y2="1.222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32" office:value-type="string" calcext:value-type="string">
            <text:p>TableRow</text:p>
            <draw:line table:end-cell-address="Tree.H8" table:end-x="0.7945in" table:end-y="0.2843in" draw:z-index="7" draw:style-name="gr1" draw:text-style-name="P1" svg:x1="0.7949in" svg:y1="0.7638in" svg:x2="0.7949in" svg:y2="1.2638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28" office:value-type="string" calcext:value-type="string" table:number-columns-spanned="2" table:number-rows-spanned="1">
            <text:p>Connected to redux</text:p>
          </table:table-cell>
          <table:covered-table-cell table:style-name="ce28"/>
          <table:table-cell table:number-columns-repeated="1022"/>
        </table:table-row>
        <table:table-row table:style-name="ro2">
          <table:table-cell table:style-name="ce29" office:value-type="string" calcext:value-type="string" table:number-columns-spanned="2" table:number-rows-spanned="1">
            <text:p>Uses ColumnWidthsContext</text:p>
          </table:table-cell>
          <table:covered-table-cell table:style-name="ce2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2" table:number-rows-spanned="1">
            <text:p>Uses SelectionRectContext</text:p>
          </table:table-cell>
          <table:covered-table-cell table:style-name="ce33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3:49:53.014075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7</meta:editing-cycles>
    <dc:date>2021-06-03T02:48:00.775702940</dc:date>
    <meta:generator>LibreOffice/7.1.2.2$Linux_X86_64 LibreOffice_project/8a45595d069ef5570103caea1b71cc9d82b2aae4</meta:generator>
    <meta:editing-duration>P1DT2H50M55S</meta:editing-duration>
    <meta:document-statistic meta:table-count="2" meta:cell-count="227" meta:object-count="16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